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/>
    <style:style style:name="P3" style:family="paragraph" style:parent-style-name="Standard" style:list-style-name=""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list-style-name="">
      <style:text-properties style:font-name="Arial" style:font-name-complex="Arial"/>
    </style:style>
    <style:style style:name="P6" style:family="paragraph" style:parent-style-name="Standard" style:list-style-name="">
      <style:text-properties style:font-name="Arial" style:font-name-complex="Arial"/>
    </style:style>
    <style:style style:name="P7" style:family="paragraph" style:parent-style-name="Standard" style:list-style-name="">
      <style:paragraph-properties fo:break-before="page"/>
    </style:style>
    <style:style style:name="P8" style:family="paragraph" style:parent-style-name="Standard" style:list-style-name="">
      <style:paragraph-properties fo:break-before="page"/>
      <style:text-properties style:font-name="Arial" fo:font-weight="bold" style:font-weight-asian="bold" style:font-name-complex="Arial"/>
    </style:style>
    <style:style style:name="P9" style:family="paragraph" style:parent-style-name="Standard" style:list-style-name="" style:master-page-name="Standard">
      <style:paragraph-properties style:page-number="auto"/>
      <style:text-properties style:font-name="Arial" fo:font-weight="bold" style:font-weight-asian="bold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ferdefütterung Module</text:h>
      <text:h text:style-name="P3" text:outline-level="1"/>
      <text:h text:style-name="P3" text:outline-level="1">Modul Menüstruktur</text:h>
      <text:p text:style-name="P4"/>
      <text:h text:style-name="P5" text:outline-level="2">2 Systemdaten</text:h>
      <text:h text:style-name="P1" text:outline-level="3"><text:span text:style-name="T1">1 Systemtabelle pflegen</text:span></text:h>
      <text:p text:style-name="P4">Über die Pfeiltasten kann man durch die Daten Scrollen. Über die Taste Enter wird in den Änderungsmodus gewechselt und der vorhandene Wert kann überschrieben werden.</text:p>
      <text:h text:style-name="P1" text:outline-level="3"><text:span text:style-name="T1">2 Einstellen der Uhrzeit</text:span></text:h>
      <text:p text:style-name="P4">Automatische Zeit?</text:p>
      <text:h text:style-name="P1" text:outline-level="3"><text:span text:style-name="T1">3 Manueller Zyklusstart</text:span></text:h>
      <text:p text:style-name="Standard"><text:span text:style-name="T1">Durch Enter auf dem Menuepunkt 3 wird der Zyklus nach vorheriger Rückfrage gelöscht. Quittierung mit Enter</text:span></text:p>
      <text:h text:style-name="P1" text:outline-level="3"><text:span text:style-name="T1">3 Tests</text:span></text:h>
      <text:h text:style-name="P5" text:outline-level="4">1 Kraftfutter</text:h>
      <text:p text:style-name="P4">Durch Enter auf dem entsprechenden Menuepunkt wird der Test nach vorheriger Rückfrage gestartet. Quittierung mit Enter</text:p>
      <text:p text:style-name="P4">1 Auswurf Futter1</text:p>
      <text:p text:style-name="P4">2 Auswurf Futter2</text:p>
      <text:p text:style-name="P4">3 Auswurf Futter3</text:p>
      <text:p text:style-name="P4">4 Auswurf Futter4</text:p>
      <text:h text:style-name="P5" text:outline-level="4">2 Raufutter</text:h>
      <text:p text:style-name="P4">Durch Enter auf dem entsprechenden Menuepunkt wird der Test nach vorheriger Rückfrage gestartet. Quittierung mit Enter</text:p>
      <text:p text:style-name="Standard"><text:span text:style-name="T1">1 Öffnen / Schließen Schieber1</text:span></text:p>
      <text:p text:style-name="Standard"><text:span text:style-name="T1">2 Öffnen / Schließen Schieber2</text:span></text:p>
      <text:p text:style-name="Standard"><text:span text:style-name="T1">3 Öffnen / Schließen Schieber3</text:span></text:p>
      <text:p text:style-name="Standard"><text:span text:style-name="T1">4 Öffnen / Schließen Schieber4</text:span></text:p>
      <text:h text:style-name="P5" text:outline-level="4">3 Sonstiges</text:h>
      <text:p text:style-name="P4">Durch Enter auf dem entsprechenden Menuepunkt wird der Test nach vorheriger Rückfrage gestartet. Quittierung mit Enter</text:p>
      <text:p text:style-name="Standard"><text:span text:style-name="T1">1 Öffnen Selektionstor</text:span></text:p>
      <text:p text:style-name="Standard"><text:span text:style-name="T1">2 Transpondererkennung</text:span></text:p>
      <text:p text:style-name="P4">3 Quittierung Betriebsstörungen</text:p>
      <text:p text:style-name="P4"/>
      <text:h text:style-name="P8" text:outline-level="1"/>
      <text:h text:style-name="P3" text:outline-level="1">Modul Bildschirmschoner</text:h>
      <text:p text:style-name="P4"/>
      <text:p text:style-name="Standard"><text:span text:style-name="T1">Im Modul Bildschirmschoner wird nachgeschaut, ob es Fehler gegeben hat. Diese wird im Ruhezustand des Gerätes zur Anzeige gebracht.</text:span></text:p>
      <text:p text:style-name="P4"/>
      <text:p text:style-name="P4">WENN</text:p>
      <text:p text:style-name="P4"><text:tab/>BlockadeMotor1 = true (Fehler)</text:p>
      <text:p text:style-name="P4"><text:tab/>ODER</text:p>
      <text:p text:style-name="P4"><text:tab/>BlockadeMotor2 = true (Fehler)</text:p>
      <text:p text:style-name="P4"><text:tab/>ODER</text:p>
      <text:p text:style-name="P4"><text:tab/>BlockadeMotor3 = true (Fehler)</text:p>
      <text:p text:style-name="P4"><text:tab/>ODER</text:p>
      <text:p text:style-name="P4"><text:tab/>BlockadeMotor4 = true (Fehler)</text:p>
      <text:p text:style-name="P4"><text:tab/>ODER</text:p>
      <text:p text:style-name="P4"><text:tab/>BlockadeMotorNachlaufsperre =<text:tab/>true (Fehler)</text:p>
      <text:p text:style-name="P4"><text:tab/>ODER</text:p>
      <text:p text:style-name="P4"><text:tab/>BlockadeSchieber1 = true (Fehler)</text:p>
      <text:p text:style-name="P4"><text:tab/>ODER</text:p>
      <text:p text:style-name="P4"><text:tab/>BlockadeSchieber2 = true (Fehler)</text:p>
      <text:p text:style-name="P4"><text:tab/>ODER</text:p>
      <text:p text:style-name="P4"><text:tab/>BlockadeSchieber3 = true (Fehler)</text:p>
      <text:p text:style-name="P4"><text:tab/>ODER</text:p>
      <text:p text:style-name="P4"><text:tab/>BlockadeSchieber4 = true (Fehler)</text:p>
      <text:p text:style-name="P4"><text:tab/>ODER</text:p>
      <text:p text:style-name="P4">BlockadeSelektion1 = true (Fehler)</text:p>
      <text:p text:style-name="P4">DANN</text:p>
      <text:p text:style-name="P4">Anzeige: „Es sind Fehler aufgetreten“</text:p>
      <text:p text:style-name="P4">ELSE</text:p>
      <text:p text:style-name="Standard"><text:span text:style-name="T1">Anzeige: „System läuft fehlerfrei“ </text:span></text:p>
      <text:p text:style-name="P4"/>
      <text:h text:style-name="P8" text:outline-level="1">Modul Pferde</text:h>
      <text:p text:style-name="P4"/>
      <text:p text:style-name="P4">Nur die in der Tabelle fett gedruckten Spalten werden zur Pflege angezeigt</text:p>
      <text:p text:style-name="P4">Der Parameter Verzögerung muss auf 59 sec limitiert werden, da sonst Kollision mit Schutzzeit möglich.</text:p>
      <text:p text:style-name="P4"/>
      <text:p text:style-name="P4">Tabelle n Zeilen x Spalten</text:p>
      <text:p text:style-name="P4"/>
      <text:p text:style-name="P4">Spalten:</text:p>
      <text:p text:style-name="P4"/>
      <text:p text:style-name="P4">Pferdenummer<text:tab/>2<text:tab/>integer<text:tab/>1-99</text:p>
      <text:p text:style-name="P4">Pferdename<text:tab/>20<text:tab/>alphanumerisch<text:tab/>Text</text:p>
      <text:p text:style-name="P4">Transpondernummer<text:tab/>20<text:tab/>numerisch<text:tab/>long integer</text:p>
      <text:p text:style-name="P4"><text:bookmark-start text:name="OLE_LINK1"/>Futter1Zuteilung<text:tab/>4<text:tab/>dezimal <text:tab/>0,000-9,999 kg</text:p>
      <text:p text:style-name="Standard"><text:span text:style-name="T1">Futter1abgerufenHeute<text:tab/>4<text:tab/>dezimal <text:tab/>0,000-9,999 kg</text:span></text:p>
      <text:p text:style-name="P4"><text:bookmark-end text:name="OLE_LINK1"/>Futter1letzteZuteilung<text:tab/>6<text:tab/>time <text:tab/>0:00:00-23:59:59</text:p>
      <text:p text:style-name="P4">Futter1abgerufenGestern<text:tab/>4<text:tab/>dezimal <text:tab/>0,000-9,999 kg</text:p>
      <text:p text:style-name="P4">Futter2Zuteilung<text:tab/>4<text:tab/>dezimal <text:tab/>0,000-9,999 kg</text:p>
      <text:p text:style-name="Standard"><text:span text:style-name="T1">Futter2abgerufenHeute<text:tab/>4<text:tab/>dezimal <text:tab/>0,000-9,999 kg</text:span></text:p>
      <text:p text:style-name="P4">Futter2letzteZuteilung<text:tab/>6<text:tab/>time <text:tab/>0:00:00-23:59:59</text:p>
      <text:p text:style-name="P4">Futter2abgerufenGestern<text:tab/>4<text:tab/>dezimal <text:tab/>0,000-9,999 kg</text:p>
      <text:p text:style-name="P4">Futter3Zuteilung<text:tab/>4<text:tab/>dezimal <text:tab/>0,000-9,999 kg</text:p>
      <text:p text:style-name="Standard"><text:span text:style-name="T1">Futter3abgerufenHeute<text:tab/>4<text:tab/>dezimal <text:tab/>0,000-9,999 kg</text:span></text:p>
      <text:p text:style-name="P4">Futter3letzteZuteilung<text:tab/>6<text:tab/>time <text:tab/>0:00:00-23:59:59</text:p>
      <text:p text:style-name="P4">Futter3abgerufenGestern<text:tab/>4<text:tab/>dezimal <text:tab/>0,000-9,999 kg</text:p>
      <text:p text:style-name="P4">Futter4Zuteilung<text:tab/>4<text:tab/>dezimal <text:tab/>0,000-9,999 kg</text:p>
      <text:p text:style-name="Standard"><text:span text:style-name="T1">Futter4abgerufenHeute<text:tab/>4<text:tab/>dezimal <text:tab/>0,000-9,999 kg</text:span></text:p>
      <text:p text:style-name="P4">Futter4letzteZuteilung<text:tab/>6<text:tab/>time <text:tab/>0:00:00-23:59:59</text:p>
      <text:p text:style-name="P4">Futter4abgerufenGestern<text:tab/>4<text:tab/>dezimal <text:tab/>0,000-9,999 kg</text:p>
      <text:p text:style-name="P4">MengeInAktuellerStunde<text:tab/>3<text:tab/>integer<text:tab/>0-999 g</text:p>
      <text:p text:style-name="P4">Verzoegerung<text:tab/>2<text:tab/>time <text:tab/>1-59 sec</text:p>
      <text:p text:style-name="Standard"><text:span text:style-name="T1">Raufutterminuten1Zuteilung<text:tab/>3<text:tab/>time <text:tab/>1-999 min</text:span></text:p>
      <text:p text:style-name="Standard"><text:span text:style-name="T1">Raufutterminuten1abgerufenHeute<text:tab/>3<text:tab/>time <text:tab/>1-999 min</text:span></text:p>
      <text:p text:style-name="Standard"><text:span text:style-name="T1">Raufutterminuten1letzteZuteilung<text:tab/>6<text:tab/>time <text:tab/>0:00:00-23:59:59</text:span></text:p>
      <text:p text:style-name="Standard"><text:span text:style-name="T1">Raufutterminuten1abgerufenGestern<text:tab/>3<text:tab/>time <text:tab/>1-999 min</text:span></text:p>
      <text:p text:style-name="Standard"><text:span text:style-name="T1">Raufutterminuten2Zuteilung<text:tab/>3<text:tab/>time <text:tab/>1-999 min</text:span></text:p>
      <text:p text:style-name="Standard"><text:span text:style-name="T1">Raufutterminuten2abgerufenHeute<text:tab/>3<text:tab/>time <text:tab/>1-999 min</text:span></text:p>
      <text:p text:style-name="Standard"><text:span text:style-name="T1">Raufutterminuten2letzteZuteilung<text:tab/>6<text:tab/>time <text:tab/>0:00:00-23:59:59</text:span></text:p>
      <text:p text:style-name="Standard"><text:span text:style-name="T1">Raufutterminuten2abgerufenGestern<text:tab/>3<text:tab/>time <text:tab/>1-999 min</text:span></text:p>
      <text:p text:style-name="Standard"><text:span text:style-name="T1">DurchgangSelektionstor<text:tab/>1<text:tab/>false / true</text:span></text:p>
      <text:p text:style-name="P4">LetzterBesuchSelektion <text:s/><text:tab/>6<text:tab/>time <text:tab/>0:00:00-23:59:59</text:p>
      <text:p text:style-name="P4"/>
      <text:p text:style-name="P4"/>
      <text:p text:style-name="P4">Pflege der Tabelle (fertiges Modul?)</text:p>
      <text:p text:style-name="P4"/>
      <text:p text:style-name="P4"/>
      <text:h text:style-name="P8" text:outline-level="1">Modul Systemdaten</text:h>
      <text:p text:style-name="P4"/>
      <text:p text:style-name="P4">Nur die in der Tabelle fett gedruckten Spalten werden zur Pflege angezeigt</text:p>
      <text:p text:style-name="P4"/>
      <text:p text:style-name="P4">Tabelle 1 Zeile x Spalten</text:p>
      <text:p text:style-name="P4"/>
      <text:p text:style-name="P4">Spalten:</text:p>
      <text:p text:style-name="P4"/>
      <text:p text:style-name="Standard"><text:span text:style-name="T1">Art der Maschine<text:tab/>1<text:tab/>integer<text:tab/>1= KF 2=RAU 3= SEL</text:span></text:p>
      <text:p text:style-name="P4">Futter1Name<text:tab/>20<text:tab/>alphanumerisch<text:tab/>Text</text:p>
      <text:p text:style-name="P4">Futter1Kalibierung<text:tab/>2<text:tab/>integer <text:tab/>0-99 g</text:p>
      <text:p text:style-name="P4">BlockadezeitMotor1<text:tab/>1<text:tab/>time <text:tab/>1-9 sec</text:p>
      <text:p text:style-name="P4">BlockadeMotor1<text:tab/>1<text:tab/>false / true<text:tab/>true = Fehler</text:p>
      <text:p text:style-name="P4">Futter2Name<text:tab/>20<text:tab/>alphanumerisch<text:tab/>Text</text:p>
      <text:p text:style-name="P4">Futter2Kalibierung<text:tab/>2<text:tab/>integer <text:tab/>0-99 g</text:p>
      <text:p text:style-name="P4">BlockadezeitMotor2<text:tab/>1<text:tab/>time <text:tab/>1-9 sec</text:p>
      <text:p text:style-name="P4">BlockadeMotor2<text:tab/>1<text:tab/>false / true<text:tab/>true = Fehler</text:p>
      <text:p text:style-name="P4">Futter3Name<text:tab/>20<text:tab/>alphanumerisch<text:tab/>Text</text:p>
      <text:p text:style-name="P4">Futter3Kalibierung<text:tab/>2<text:tab/>integer <text:tab/>0-99 g</text:p>
      <text:p text:style-name="P4">BlockadezeitMotor3<text:tab/>1<text:tab/>time <text:tab/>1-9 sec</text:p>
      <text:p text:style-name="P4">BlockadeMotor3<text:tab/>1<text:tab/>false / true<text:tab/>true = Fehler</text:p>
      <text:p text:style-name="P4">Futter4Name<text:tab/>20<text:tab/>alphanumerisch<text:tab/>Text</text:p>
      <text:p text:style-name="P4">Futter4Kalibierung<text:tab/>2<text:tab/>integer <text:tab/>0-99 g</text:p>
      <text:p text:style-name="P4">BlockadezeitMotor4<text:tab/>1<text:tab/>time <text:tab/>1-9 sec</text:p>
      <text:p text:style-name="P4">BlockadeMotor4<text:tab/>1<text:tab/>false / true<text:tab/>true = Fehler</text:p>
      <text:p text:style-name="P4">BlockadezeitNachlaufsperre<text:tab/>1<text:tab/>time <text:tab/>1-9 sec</text:p>
      <text:p text:style-name="P4">BlockadeMotorNachlaufsperre<text:tab/>1<text:tab/>false / true<text:tab/>true = Fehler</text:p>
      <text:p text:style-name="P4">BlockadezeitSchieber1<text:tab/>2<text:tab/>time <text:tab/>1-99 sec</text:p>
      <text:p text:style-name="P4">BlockadeSchieber1<text:tab/>1<text:tab/>false / true<text:tab/>true = Fehler</text:p>
      <text:p text:style-name="P4">BlockadezeitSchieber2<text:tab/>2<text:tab/>time <text:tab/>1-99 sec</text:p>
      <text:p text:style-name="P4">BlockadeSchieber2<text:tab/>1<text:tab/>false / true<text:tab/>true = Fehler</text:p>
      <text:p text:style-name="P4">BlockadezeitSchieber3<text:tab/>2<text:tab/>time <text:tab/>1-99 sec</text:p>
      <text:p text:style-name="P4">BlockadeSchieber3<text:tab/>1<text:tab/>false / true<text:tab/>true = Fehler</text:p>
      <text:p text:style-name="P4">BlockadezeitSchieber4<text:tab/>2<text:tab/>time <text:tab/>1-99 sec</text:p>
      <text:p text:style-name="P4">BlockadeSchieber4<text:tab/>1<text:tab/>false / true<text:tab/>true = Fehler</text:p>
      <text:p text:style-name="P4">BlockadezeitSelektion1<text:tab/>2<text:tab/>time <text:tab/>1-99 sec</text:p>
      <text:p text:style-name="P4">BlockadeSelektion1<text:tab/>1<text:tab/>false / true<text:tab/>true = Fehler</text:p>
      <text:p text:style-name="P4">MaximaleMengeH<text:tab/>3<text:tab/>integer<text:tab/>0-999g</text:p>
      <text:p text:style-name="P4">ZeitohneErkennung<text:tab/>2<text:tab/>time <text:tab/>1-99 sec</text:p>
      <text:p text:style-name="P4">LetzteErkennung<text:tab/>6<text:tab/>time <text:tab/>0:00:00-23:59:59</text:p>
      <text:p text:style-name="Standard"><text:span text:style-name="T1">Schutzzeit<text:tab/>3<text:tab/>time<text:tab/>1-999 sec</text:span></text:p>
      <text:p text:style-name="P4">BeginnSchutzzeit<text:tab/>6<text:tab/>time <text:tab/>0:00:00-23:59:59</text:p>
      <text:p text:style-name="P4">Verteilzeit<text:tab/>2<text:tab/>time <text:tab/>1-24 h</text:p>
      <text:p text:style-name="P4">Zyklusstart<text:tab/>6<text:tab/>time <text:tab/>0:00:00-23:59:59</text:p>
      <text:p text:style-name="P4">Alarmschwelle<text:tab/>2<text:tab/>integer<text:tab/>0-99%</text:p>
      <text:p text:style-name="P4"/>
      <text:h text:style-name="P5" text:outline-level="2">Pflege der Tabelle (fertiges Modul?)</text:h>
      <text:p text:style-name="P4"/>
      <text:p text:style-name="P4"/>
      <text:h text:style-name="P1" text:outline-level="1"><text:span text:style-name="T2">Modul Einstellen der Uhrzeit</text:span></text:h>
      <text:p text:style-name="P4"/>
      <text:p text:style-name="P4"><text:soft-page-break/></text:p>
      <text:h text:style-name="P5" text:outline-level="2">Manueller Zyklusstart im Menü ausgewählt</text:h>
      <text:p text:style-name="Standard"><text:span text:style-name="T3"></text:span><text:span text:style-name="T1"> Starte Unterprogramm Zyklusstart</text:span></text:p>
      <text:p text:style-name="P4"/>
      <text:p text:style-name="P4">Unterprogramm Maximale Futtermenge je Stunde</text:p>
      <text:p text:style-name="P4"/>
      <text:p text:style-name="P4">WENN </text:p>
      <text:p text:style-name="P4">Stundengrenze erreicht ist:</text:p>
      <text:p text:style-name="P4">DANN</text:p>
      <text:p text:style-name="P4">Für alle Pferde:</text:p>
      <text:p text:style-name="P4">Lösche MengeInAktuellerStunde</text:p>
      <text:p text:style-name="P4">ELSE</text:p>
      <text:p text:style-name="P4"><text:tab/>Mache nichts</text:p>
      <text:p text:style-name="P4"/>
      <text:p text:style-name="P4">Unterprogramm Zyklusstart</text:p>
      <text:p text:style-name="P4"/>
      <text:p text:style-name="P4">WENN</text:p>
      <text:p text:style-name="P4">Zyklusstartzeit erreicht ist:</text:p>
      <text:p text:style-name="P4">DANN</text:p>
      <text:p text:style-name="P4">Für alle Pferde:</text:p>
      <text:p text:style-name="P4">Lösche Futter1abgerufenGestern</text:p>
      <text:p text:style-name="P4">Lösche Futter2abgerufenGestern</text:p>
      <text:p text:style-name="P4">Lösche Futter3abgerufenGestern</text:p>
      <text:p text:style-name="P4">Lösche Futter4abgerufenGestern</text:p>
      <text:p text:style-name="P4">Lösche Raufutterminuten1abgerufenGestern</text:p>
      <text:p text:style-name="P4">Lösche Raufutterminuten2abgerufenGestern</text:p>
      <text:p text:style-name="P4">Kopiere Futter1abgerufenHeute nach Futter1abgerufenGestern</text:p>
      <text:p text:style-name="P4">Kopiere Futter2abgerufenHeute nach Futter2abgerufenGestern</text:p>
      <text:p text:style-name="P4">Kopiere Futter3abgerufenHeute nach Futter3abgerufenGestern</text:p>
      <text:p text:style-name="P4">Kopiere Futter4abgerufenHeute nach Futter4abgerufenGestern</text:p>
      <text:p text:style-name="P4">Kopiere Raufutterminuten1abgerufenHeute nach Raufutterminuten1abgerufenGestern</text:p>
      <text:p text:style-name="P4">Kopiere Raufutterminuten2abgerufenHeute nach Raufutterminuten2abgerufenGestern</text:p>
      <text:p text:style-name="P4">ELSE</text:p>
      <text:p text:style-name="P4"><text:tab/>Mache nichts</text:p>
      <text:p text:style-name="P4"/>
      <text:h text:style-name="P8" text:outline-level="1">Modul Tests</text:h>
      <text:p text:style-name="P4"/>
      <text:p text:style-name="P4">Die hier programmierten Tests sind gleichzeitig die Bausteine für den Betrieb</text:p>
      <text:p text:style-name="P4"/>
      <text:p text:style-name="P4">Auswurf Futter1</text:p>
      <text:p text:style-name="P4">WENN</text:p>
      <text:p text:style-name="P4">Kommando Auswurf Futter1</text:p>
      <text:p text:style-name="P4">DANN</text:p>
      <text:p text:style-name="P4"><text:tab/>Einschalten Motor1</text:p>
      <text:p text:style-name="P4"><text:tab/>WENN</text:p>
      <text:p text:style-name="Standard"><text:span text:style-name="T1">Endschalter Motor1 = false</text:span></text:p>
      <text:p text:style-name="P4">UND</text:p>
      <text:p text:style-name="P4">Motorlaufzeit &gt; Umdrehungszeit Motor1</text:p>
      <text:p text:style-name="P4">DANN</text:p>
      <text:p text:style-name="P4">Ausschalten Motor1</text:p>
      <text:p text:style-name="Standard"><text:span text:style-name="T1">Meldung Display: BlockadeMotor1</text:span></text:p>
      <text:p text:style-name="Standard"><text:span text:style-name="T1">Speichern Fehlermeldung (BlockadeMotor1=true)</text:span></text:p>
      <text:p text:style-name="P4">ELSE</text:p>
      <text:p text:style-name="P4"><text:tab/><text:tab/>WENN</text:p>
      <text:p text:style-name="P4">Endschalter Motor1 = true</text:p>
      <text:p text:style-name="P4">DANN</text:p>
      <text:p text:style-name="P4">Ausschalten Motor1</text:p>
      <text:p text:style-name="P4">ELSE</text:p>
      <text:p text:style-name="P4">Mache nichts</text:p>
      <text:p text:style-name="P4">ELSE</text:p>
      <text:p text:style-name="P4"><text:tab/>Mache nichts</text:p>
      <text:p text:style-name="P4"/>
      <text:p text:style-name="P4">Alle andern Tests sind analog umzusetzen</text:p>
      <text:p text:style-name="P4"/>
      <text:p text:style-name="P4">Auswurf Futter2</text:p>
      <text:p text:style-name="P4">Auswurf Futter3</text:p>
      <text:p text:style-name="P4">Auswurf Futter4</text:p>
      <text:p text:style-name="P4">Öffnen / Schließen Schieber1</text:p>
      <text:p text:style-name="P4">Öffnen / Schließen Schieber2</text:p>
      <text:p text:style-name="P4">Öffnen / Schließen Schieber3</text:p>
      <text:p text:style-name="P4">Öffnen / Schließen Schieber4</text:p>
      <text:p text:style-name="P4">Öffnen Selektionstor</text:p>
      <text:p text:style-name="P4">Transpondererkennung</text:p>
      <text:p text:style-name="P4"/>
      <text:p text:style-name="P4"/>
      <text:p text:style-name="P4"/>
      <text:h text:style-name="P7" text:outline-level="1"><text:span text:style-name="T2">Modul Betriebs</text:span><text:span text:style-name="T2">daten</text:span></text:h>
      <text:p text:style-name="P4"/>
      <text:p text:style-name="Standard"><text:span text:style-name="T1">Anzeige Alarmliste Heute</text:span></text:p>
      <text:p text:style-name="P4"/>
      <text:p text:style-name="P4">Je Pferd:</text:p>
      <text:p text:style-name="P4">WENN </text:p>
      <text:p text:style-name="Standard"><text:span text:style-name="T1">((Futter1Zuteilung + Futter2Zuteilung + Futter3 Zuteilung Futter4Zuteilung) / Verteilzeit x aufgelaufene Zykluszeit)) - (Futter1abgerufenHeute +Futter2abgerufenHeute + Futter3abgerufenHeute +Futter4abgerufenHeute) &gt; ((Futter1Zuteilung + Futter2Zuteilung + Futter3 Zuteilung Futter4Zuteilung) / Verteilzeit x aufgelaufene Zykluszeit)) x Alarmschwelle /100</text:span></text:p>
      <text:p text:style-name="P4">ODER</text:p>
      <text:p text:style-name="Standard"><text:span text:style-name="T1">((Raufutterminuten1Zuteilung+ Raufutterminuten2Zuteilung) ) / Verteilzeit x aufgelaufene Zykluszeit)) - (Raufutterminuten1abgerufenHeute + Raufutterminuten2abgerufenHeute) &gt; ((Raufutterminuten1Zuteilung+ Raufutterminuten2Zuteilung) ) / Verteilzeit x aufgelaufene Zykluszeit)) x Alarmschwelle /100</text:span></text:p>
      <text:p text:style-name="P4">DANN</text:p>
      <text:p text:style-name="P4">Anzeige Pferdename</text:p>
      <text:p text:style-name="P4"/>
      <text:p text:style-name="P4"/>
      <text:p text:style-name="P4">Anzeige Alarmliste gestern</text:p>
      <text:p text:style-name="P4"/>
      <text:p text:style-name="P4">Je Pferd:</text:p>
      <text:p text:style-name="P4">WENN </text:p>
      <text:p text:style-name="P4">(Futter1Zuteilung + Futter2Zuteilung + Futter3 Zuteilung Futter4Zuteilung) - (Futter1abgerufenGestern +Futter2abgerufenGestern + Futter3abgerufenGestern +Futter4abgerufenGestern) &gt; (Futter1Zuteilung + Futter2Zuteilung + Futter3 Zuteilung Futter4Zuteilung) x Alarmschwelle /100</text:p>
      <text:p text:style-name="P4">ODER</text:p>
      <text:p text:style-name="Standard"><text:span text:style-name="T1">(Raufutterminuten1Zuteilung+ Raufutterminuten2Zuteilung) - (Raufutterminuten1abgerufenHeute + Raufutterminuten2abgerufenHeute) &gt; (Raufutterminuten1Zuteilung+ Raufutterminuten2Zuteilung) x Alarmschwelle /100</text:span></text:p>
      <text:p text:style-name="P4">DANN</text:p>
      <text:p text:style-name="P4">Anzeige Pferdename</text:p>
      <text:p text:style-name="P4"/>
      <text:p text:style-name="P4"/>
      <text:p text:style-name="Standard"><text:span text:style-name="T1">Anzeige: Stand der Abrufe Heute Auswahl über Pferdenummer und Name</text:span></text:p>
      <text:p text:style-name="P4">Pferdenummer</text:p>
      <text:p text:style-name="P4">Pferdename</text:p>
      <text:p text:style-name="Standard"><text:span text:style-name="T1">Futter1abgerufenHeute</text:span></text:p>
      <text:p text:style-name="Standard"><text:span text:style-name="T1">Futter2abgerufenHeute</text:span></text:p>
      <text:p text:style-name="Standard"><text:span text:style-name="T1">Futter3abgerufenHeute</text:span></text:p>
      <text:p text:style-name="Standard"><text:span text:style-name="T1">Futter4abgerufenHeute</text:span></text:p>
      <text:p text:style-name="Standard"><text:span text:style-name="T1">Raufutterminuten1abgerufenHeute</text:span></text:p>
      <text:p text:style-name="Standard"><text:span text:style-name="T1">Raufutterminuten2abgerufenHeute</text:span></text:p>
      <text:p text:style-name="P4"/>
      <text:p text:style-name="P4"/>
      <text:p text:style-name="P4">Anzeige: Stand der Abrufe gestern Auswahl über Pferdenummer und Name</text:p>
      <text:p text:style-name="P4">Pferdenummer</text:p>
      <text:p text:style-name="P4">Pferdename</text:p>
      <text:p text:style-name="Standard"><text:soft-page-break/><text:span text:style-name="T1">Futter1abgerufenHeute</text:span></text:p>
      <text:p text:style-name="Standard"><text:span text:style-name="T1">Futter2abgerufenHeute</text:span></text:p>
      <text:p text:style-name="Standard"><text:span text:style-name="T1">Futter3abgerufenHeute</text:span></text:p>
      <text:p text:style-name="Standard"><text:span text:style-name="T1">Futter4abgerufenHeute</text:span></text:p>
      <text:p text:style-name="Standard"><text:span text:style-name="T1">Raufutterminuten1abgerufenHeute</text:span></text:p>
      <text:p text:style-name="Standard"><text:span text:style-name="T1">Raufutterminuten2abgerufenHeute</text:span></text:p>
      <text:p text:style-name="P4"/>
      <text:p text:style-name="P4"/>
      <text:p text:style-name="P4"/>
      <text:h text:style-name="P8" text:outline-level="1">Modul Kraftfutter</text:h>
      <text:p text:style-name="P4"/>
      <text:p text:style-name="P4">Besonderheit ist Futter 4. Dieses wird immer „zeitgleich“ zu einem anderen Futter gefüttert. Hier ist, wenn vorhanden, der Mineralfutterbehälter anzuschließen</text:p>
      <text:p text:style-name="Standard"><text:span text:style-name="T1">Abgelaufene Zykluszeit ist gleich aktuelle Zeit – Zyklusstart <text:s/>Achtung! Tagesübergreifende Rechnung</text:span></text:p>
      <text:p text:style-name="P4"/>
      <text:p text:style-name="P4">Ausgangszustand: Station ist leer, Nachlaufsperre befindet sich in Stellung offen</text:p>
      <text:p text:style-name="P4"/>
      <text:p text:style-name="P4">WENN</text:p>
      <text:p text:style-name="P4">Pferd wird in Futterstand erkannt</text:p>
      <text:p text:style-name="P4">DANN</text:p>
      <text:p text:style-name="P4">Berechnen ob Pferd Anspruch auf Futter1hat:</text:p>
      <text:p text:style-name="P4">WENN </text:p>
      <text:p text:style-name="Standard"><text:span text:style-name="T1">Futter1Zuteilung / Verteilzeit x aufgelaufene Zykluszeit - Futter1abgerufenHeute &gt; Futter1Kalibierung</text:span></text:p>
      <text:p text:style-name="P4">UND</text:p>
      <text:p text:style-name="P4">MengeInAktuellerStunde+ Futter1Kalibierung &lt; MaximaleMengeH</text:p>
      <text:p text:style-name="P4">UND</text:p>
      <text:p text:style-name="P4">Uhrzeit- Futter1letzteZuteilung &gt; Verzoegerung</text:p>
      <text:p text:style-name="P4">UND</text:p>
      <text:p text:style-name="P4">Uhrzeit- Futter2letzteZuteilung &gt; Verzoegerung</text:p>
      <text:p text:style-name="P4">UND</text:p>
      <text:p text:style-name="P4">Uhrzeit- Futter3letzteZuteilung &gt; Verzoegerung</text:p>
      <text:p text:style-name="P4">DANN</text:p>
      <text:p text:style-name="P4">Schließen Nachlaufsperre</text:p>
      <text:p text:style-name="P4">Speichern Uhrzeit in Futter1letzteZuteilung</text:p>
      <text:p text:style-name="Standard"><text:span text:style-name="T1">Speichern Futter1abgerufenHeute + Futter1Kalibierung in Futter1abgerufenHeute</text:span></text:p>
      <text:p text:style-name="P4">Speichern MengeInAktuellerStunde + Futter1Kalibierung in MengeInAktuellerStunde</text:p>
      <text:p text:style-name="P4">Anzeige Display Pferdename „Fütterung läuft“</text:p>
      <text:p text:style-name="P4">Auswurf Futter1</text:p>
      <text:p text:style-name="P4">Öffne Nachlaufsperre</text:p>
      <text:p text:style-name="P4"/>
      <text:p text:style-name="P4">DANN</text:p>
      <text:p text:style-name="P4">Berechnen ob Pferd Anspruch auf Futter2hat:</text:p>
      <text:p text:style-name="P4">WENN </text:p>
      <text:p text:style-name="Standard"><text:span text:style-name="T1">Futter2Zuteilung / Verteilzeit x aufgelaufene Zykluszeit – Futter2abgerufenHeute &gt; Futter2Kalibierung</text:span></text:p>
      <text:p text:style-name="P4">UND</text:p>
      <text:p text:style-name="P4">MengeInAktuellerStunde+ Futter2Kalibierung &lt; MaximaleMengeH</text:p>
      <text:p text:style-name="P4">UND</text:p>
      <text:p text:style-name="P4">Uhrzeit- Futter1letzteZuteilung &gt; Verzoegerung</text:p>
      <text:p text:style-name="P4">UND</text:p>
      <text:p text:style-name="P4">Uhrzeit- Futter2letzteZuteilung &gt; Verzoegerung</text:p>
      <text:p text:style-name="P4">UND</text:p>
      <text:p text:style-name="P4">Uhrzeit- Futter3letzteZuteilung &gt; Verzoegerung</text:p>
      <text:p text:style-name="P4">DANN </text:p>
      <text:p text:style-name="P4">Schließen Nachlaufsperre</text:p>
      <text:p text:style-name="P4">Speichern Uhrzeit in Futter2letzteZuteilung</text:p>
      <text:p text:style-name="Standard"><text:span text:style-name="T1">Speichern Futter2abgerufenHeute + Futter2Kalibierung in Futter2abgerufenHeute</text:span></text:p>
      <text:p text:style-name="P4">Speichern MengeInAktuellerStunde + Futter2Kalibierung in MengeInAktuellerStunde</text:p>
      <text:p text:style-name="P4"><text:soft-page-break/>Anzeige Display Pferdename „Fütterung läuft“</text:p>
      <text:p text:style-name="P4">Auswurf Futter2</text:p>
      <text:p text:style-name="P4">Öffne Nachlaufsperre</text:p>
      <text:p text:style-name="P4"/>
      <text:p text:style-name="P4">DANN</text:p>
      <text:p text:style-name="P4">Berechnen ob Pferd Anspruch auf Futter3hat:</text:p>
      <text:p text:style-name="P4">WENN </text:p>
      <text:p text:style-name="Standard"><text:span text:style-name="T1">Futter3Zuteilung / Verteilzeit x aufgelaufene Zykluszeit – Futter3abgerufenHeute &gt; Futter3Kalibierung</text:span></text:p>
      <text:p text:style-name="P4">UND</text:p>
      <text:p text:style-name="P4">MengeInAktuellerStunde+ Futter3Kalibierung &lt; MaximaleMengeH</text:p>
      <text:p text:style-name="P4">UND</text:p>
      <text:p text:style-name="P4">Uhrzeit- Futter1letzteZuteilung &gt; Verzoegerung</text:p>
      <text:p text:style-name="P4">UND</text:p>
      <text:p text:style-name="P4">Uhrzeit- Futter2letzteZuteilung &gt; Verzoegerung</text:p>
      <text:p text:style-name="P4">UND</text:p>
      <text:p text:style-name="P4">Uhrzeit- Futter3letzteZuteilung &gt; Verzoegerung</text:p>
      <text:p text:style-name="P4">DANN</text:p>
      <text:p text:style-name="P4">Schließen Nachlaufsperre</text:p>
      <text:p text:style-name="P4">Speichern Uhrzeit in Futter3letzteZuteilung</text:p>
      <text:p text:style-name="Standard"><text:span text:style-name="T1">Speichern Futter3abgerufenHeute + Futter3Kalibierung in Futter3abgerufenHeute</text:span></text:p>
      <text:p text:style-name="P4">Speichern MengeInAktuellerStunde + Futter3Kalibierung in MengeInAktuellerStunde</text:p>
      <text:p text:style-name="P4">Anzeige Display Pferdename „Fütterung läuft“</text:p>
      <text:p text:style-name="P4">Auswurf Futter3</text:p>
      <text:p text:style-name="P4">Öffne Nachlaufsperre</text:p>
      <text:p text:style-name="P4"/>
      <text:p text:style-name="P4">DANN</text:p>
      <text:p text:style-name="P4">Berechnen ob Pferd Anspruch auf Futter4hat:</text:p>
      <text:p text:style-name="P4">WENN </text:p>
      <text:p text:style-name="Standard"><text:span text:style-name="T1">Futter4Zuteilung / Verteilzeit x aufgelaufene Zykluszeit – Futter3abgerufenHeute &gt; Futter4Kalibierung</text:span></text:p>
      <text:p text:style-name="P4">UND</text:p>
      <text:p text:style-name="P4">Uhrzeit- Futter1letzteZuteilung &lt; Verzoegerung</text:p>
      <text:p text:style-name="P4">ODER</text:p>
      <text:p text:style-name="P4">Uhrzeit- Futter2letzteZuteilung &lt; Verzoegerung</text:p>
      <text:p text:style-name="P4">ODER</text:p>
      <text:p text:style-name="P4">Uhrzeit- Futter3letzteZuteilung &lt; Verzoegerung</text:p>
      <text:p text:style-name="P4">DANN</text:p>
      <text:p text:style-name="P4">Schließen Nachlaufsperre</text:p>
      <text:p text:style-name="P4">Speichern Uhrzeit in Futter4letzteZuteilung</text:p>
      <text:p text:style-name="Standard"><text:span text:style-name="T1">Speichern Futter4abgerufenHeute + Futter4Kalibierung in Futter4abgerufenHeute</text:span></text:p>
      <text:p text:style-name="P4">Anzeige Display Pferdename „Fütterung läuft“</text:p>
      <text:p text:style-name="P4">Auswurf Futter4</text:p>
      <text:p text:style-name="P4">Öffne Nachlaufsperre</text:p>
      <text:p text:style-name="P4"/>
      <text:p text:style-name="P4">ELSE</text:p>
      <text:p text:style-name="P4">Anzeige Display Pferdename „Kein Anspruch“</text:p>
      <text:p text:style-name="P4">WENN</text:p>
      <text:p text:style-name="P4">Nachlaufsperre Position unten</text:p>
      <text:p text:style-name="P4">DANN</text:p>
      <text:p text:style-name="P4">Öffne Nachlaufsperre</text:p>
      <text:p text:style-name="P4"><text:soft-page-break/></text:p>
      <text:p text:style-name="P4"/>
      <text:p text:style-name="Standard"><text:span text:style-name="T1">Unterprogramm Öffne Nachlaufsperre (ist immer gleich!)</text:span></text:p>
      <text:p text:style-name="P4"/>
      <text:p text:style-name="P4">WENN</text:p>
      <text:p text:style-name="P4"/>
      <text:p text:style-name="P4">Keine Pferdeerkennung &gt; ZeitohneErkennung</text:p>
      <text:p text:style-name="P4">ODER</text:p>
      <text:p text:style-name="P4">Futter1letzteZuteilung &lt;Aktuelle Zeit - Schutzzeit</text:p>
      <text:p text:style-name="P4">UND</text:p>
      <text:p text:style-name="P4">Futter2letzteZuteilung &lt;Aktuelle Zeit - Schutzzeit</text:p>
      <text:p text:style-name="P4">UND</text:p>
      <text:p text:style-name="P4">Futter3letzteZuteilung &lt;Aktuelle Zeit - Schutzzeit</text:p>
      <text:p text:style-name="P4">UND</text:p>
      <text:p text:style-name="Standard"><text:span text:style-name="T1">Futter4letzteZuteilung &lt;Aktuelle Zeit – Schutzzeit</text:span></text:p>
      <text:p text:style-name="P4">UND</text:p>
      <text:p text:style-name="Standard"><text:span text:style-name="T1">Raufutterminuten1letzteZuteilung &lt;Aktuelle Zeit – Schutzzeit</text:span></text:p>
      <text:p text:style-name="P4">UND</text:p>
      <text:p text:style-name="Standard"><text:span text:style-name="T1">Raufutterminuten2letzteZuteilung &lt;Aktuelle Zeit – Schutzzeit</text:span></text:p>
      <text:p text:style-name="P4"/>
      <text:p text:style-name="P4">DANN</text:p>
      <text:p text:style-name="P4">Motor Nachlaufsperre Richtung auf</text:p>
      <text:p text:style-name="P4"/>
      <text:p text:style-name="P4">SONST</text:p>
      <text:p text:style-name="P4">Mache nichts</text:p>
      <text:p text:style-name="P4"/>
      <text:h text:style-name="P7" text:outline-level="1"><text:span text:style-name="T2">Modul Raufutterfütterung</text:span></text:h>
      <text:p text:style-name="P4"/>
      <text:p text:style-name="P4">Realisierung analog wenn Modul Kraftfutter fertig</text:p>
      <text:p text:style-name="P4"/>
      <text:p text:style-name="P4"/>
      <text:h text:style-name="P8" text:outline-level="1">Modul Selektionstor</text:h>
      <text:p text:style-name="P4"/>
      <text:p text:style-name="P4">Realisierung analog wenn Modul Raufutter fertig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ormatvorlage1" style:family="paragraph" style:parent-style-name="Standard" style:default-outline-level="1" style:list-style-name="">
      <style:text-properties style:font-name="Arial" fo:font-weight="bold" style:font-weight-asian="bold" style:font-name-complex="Arial"/>
    </style:style>
    <style:style style:name="Überschrift1" style:family="paragraph" style:parent-style-name="Standard">
      <style:text-properties style:font-name="Arial" fo:font-weight="bold" style:font-weight-asian="bold" style:font-name-complex="Arial"/>
    </style:style>
    <style:style style:name="WW8Num1z0" style:family="text">
      <style:text-properties style:font-name="Symbol" style:font-name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grammdefinitionen Fütterungselektronik</dc:title>
    <meta:initial-creator>k020139</meta:initial-creator>
    <meta:creation-date>2010-09-22T15:31:00</meta:creation-date>
    <dc:creator>Kalle</dc:creator>
    <dc:date>2016-03-03T21:54:00</dc:date>
    <meta:editing-cycles>30</meta:editing-cycles>
    <meta:document-statistic meta:table-count="0" meta:image-count="0" meta:object-count="0" meta:page-count="13" meta:paragraph-count="343" meta:word-count="1364" meta:character-count="11915"/>
    <meta:generator>OpenOffice/4.1.2$Win32 OpenOffice.org_project/412m3$Build-9782</meta:generator>
  </office:meta>
</office:document-meta>
</file>